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4.183cm" table:align="left"/>
    </style:style>
    <style:style style:name="Tabelle1.A" style:family="table-column">
      <style:table-column-properties style:column-width="6.627cm"/>
    </style:style>
    <style:style style:name="Tabelle1.B" style:family="table-column">
      <style:table-column-properties style:column-width="7.557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3"/>
    <style:style style:name="P3" style:family="paragraph" style:parent-style-name="Quotations" style:list-style-name="L2"/>
    <style:style style:name="P4" style:family="paragraph" style:parent-style-name="Preformatted_20_Text">
      <style:paragraph-properties fo:margin-top="0cm" fo:margin-bottom="0.499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erfekt! Hier ist eine <text:span text:style-name="Strong_20_Emphasis">erweiterte und vollständig selbstständige Version</text:span> deiner PDF-Inhalte über <text:span text:style-name="Source_20_Text">tkinter.Menu</text:span>, die so geschrieben ist, dass du <text:span text:style-name="Strong_20_Emphasis">keine Internetrecherche mehr brauchst</text:span>, um damit zu arbeiten.</text:p>
      <text:p text:style-name="Horizontal_20_Line"/>
      <text:h text:style-name="Heading_20_2" text:outline-level="2">? <text:span text:style-name="Strong_20_Emphasis">Tkinter.Menu – Vollständige Anleitung für GUI-Programme zur Medienkonvertierung</text:span></text:h>
      <text:p text:style-name="Horizontal_20_Line"/>
      <text:h text:style-name="Heading_20_3" text:outline-level="3"><text:span text:style-name="Strong_20_Emphasis">1. Einführung in tkinter.Menu</text:span></text:h>
      <text:p text:style-name="Text_20_body">Mit <text:span text:style-name="Source_20_Text">tkinter.Menu</text:span> kannst du eine klassische Menüleiste am oberen Rand deines Fensters erstellen. Sie bietet Nutzern Zugriff auf häufig genutzte Befehle, wie z. B. Öffnen, Speichern, Beenden oder Hilfe.</text:p>
      <text:h text:style-name="Heading_20_4" text:outline-level="4"><text:span text:style-name="Strong_20_Emphasis">Grundkonzept:</text:span></text:h>
      <text:p text:style-name="Preformatted_20_Text"><text:span text:style-name="Source_20_Text">from tkinter import Tk, Menu</text:span></text:p>
      <text:p text:style-name="Preformatted_20_Text"/>
      <text:p text:style-name="Preformatted_20_Text"><text:span text:style-name="Source_20_Text">root = Tk()</text:span></text:p>
      <text:p text:style-name="Preformatted_20_Text"><text:span text:style-name="Source_20_Text">menubar = Menu(root)</text:span></text:p>
      <text:p text:style-name="P4"><text:span text:style-name="Source_20_Text">root.config(menu=menubar)</text:span></text:p>
      <text:p text:style-name="Horizontal_20_Line"/>
      <text:h text:style-name="Heading_20_3" text:outline-level="3"><text:span text:style-name="Strong_20_Emphasis">2. Erstellen und Hinzufügen von Menüs</text:span></text:h>
      <text:h text:style-name="Heading_20_4" text:outline-level="4"><text:span text:style-name="Strong_20_Emphasis">Menü erzeugen:</text:span></text:h>
      <text:p text:style-name="P4"><text:span text:style-name="Source_20_Text">filemenu = Menu(menubar, tearoff=0) <text:s/># tearoff=0 entfernt die gestrichelte Linie oben</text:span></text:p>
      <text:h text:style-name="Heading_20_4" text:outline-level="4"><text:span text:style-name="Strong_20_Emphasis">Einträge hinzufügen:</text:span></text:h>
      <text:p text:style-name="Preformatted_20_Text"><text:span text:style-name="Source_20_Text">filemenu.add_command(label="Öffnen", command=öffne_datei)</text:span></text:p>
      <text:p text:style-name="Preformatted_20_Text"><text:span text:style-name="Source_20_Text">filemenu.add_separator() <text:s/># Trennlinie</text:span></text:p>
      <text:p text:style-name="P4"><text:span text:style-name="Source_20_Text">filemenu.add_command(label="Beenden", command=root.quit)</text:span></text:p>
      <text:h text:style-name="Heading_20_4" text:outline-level="4"><text:span text:style-name="Strong_20_Emphasis">Menü zur Menüleiste hinzufügen:</text:span></text:h>
      <text:p text:style-name="P4"><text:span text:style-name="Source_20_Text">menubar.add_cascade(label="Datei", menu=filemenu)</text:span></text:p>
      <text:h text:style-name="Heading_20_4" text:outline-level="4"><text:span text:style-name="Strong_20_Emphasis">Mehrere Menüs:</text:span></text:h>
      <text:p text:style-name="Preformatted_20_Text"><text:span text:style-name="Source_20_Text">konvertieren_menu = Menu(menubar, tearoff=0)</text:span></text:p>
      <text:p text:style-name="Preformatted_20_Text"><text:span text:style-name="Source_20_Text">konvertieren_menu.add_command(label="Bildformat ändern", command=konvertiere_bild)</text:span></text:p>
      <text:p text:style-name="P4"><text:span text:style-name="Source_20_Text">menubar.add_cascade(label="Konvertieren", menu=konvertieren_menu)</text:span></text:p>
      <text:p text:style-name="Horizontal_20_Line"/>
      <text:h text:style-name="Heading_20_3" text:outline-level="3"><text:soft-page-break/><text:span text:style-name="Strong_20_Emphasis">3. Komplettes Menüsystem für dein Projekt</text:span></text:h>
      <text:h text:style-name="Heading_20_4" text:outline-level="4"><text:span text:style-name="Strong_20_Emphasis">Aufbau:</text:span></text:h>
      <text:list xml:id="list564528432780123547" text:style-name="L1">
        <text:list-item>
          <text:p text:style-name="P1"><text:span text:style-name="Strong_20_Emphasis">Datei</text:span></text:p>
          <text:list>
            <text:list-item>
              <text:p text:style-name="P1">Öffnen</text:p>
            </text:list-item>
            <text:list-item>
              <text:p text:style-name="P1">Speichern unter…</text:p>
            </text:list-item>
            <text:list-item>
              <text:p text:style-name="P1">Beenden</text:p>
            </text:list-item>
          </text:list>
        </text:list-item>
        <text:list-item>
          <text:p text:style-name="P1"><text:span text:style-name="Strong_20_Emphasis">Konvertieren</text:span></text:p>
          <text:list>
            <text:list-item>
              <text:p text:style-name="P1">Bildformat ändern</text:p>
            </text:list-item>
            <text:list-item>
              <text:p text:style-name="P1">Audioformat ändern</text:p>
            </text:list-item>
          </text:list>
        </text:list-item>
        <text:list-item>
          <text:p text:style-name="P1"><text:span text:style-name="Strong_20_Emphasis">Hilfe</text:span></text:p>
          <text:list>
            <text:list-item>
              <text:p text:style-name="P1">Über dieses Programm</text:p>
            </text:list-item>
          </text:list>
        </text:list-item>
      </text:list>
      <text:h text:style-name="Heading_20_4" text:outline-level="4"><text:span text:style-name="Strong_20_Emphasis">Codebeispiel:</text:span></text:h>
      <text:p text:style-name="Preformatted_20_Text"><text:span text:style-name="Source_20_Text">from tkinter import Tk, Menu</text:span></text:p>
      <text:p text:style-name="Preformatted_20_Text"/>
      <text:p text:style-name="Preformatted_20_Text"><text:span text:style-name="Source_20_Text">def öffne_datei(): pass</text:span></text:p>
      <text:p text:style-name="Preformatted_20_Text"><text:span text:style-name="Source_20_Text">def speichern_unter(): pass</text:span></text:p>
      <text:p text:style-name="Preformatted_20_Text"><text:span text:style-name="Source_20_Text">def konvertiere_bild(): pass</text:span></text:p>
      <text:p text:style-name="Preformatted_20_Text"><text:span text:style-name="Source_20_Text">def konvertiere_audio(): pass</text:span></text:p>
      <text:p text:style-name="Preformatted_20_Text"><text:span text:style-name="Source_20_Text">def zeige_info(): pass</text:span></text:p>
      <text:p text:style-name="Preformatted_20_Text"/>
      <text:p text:style-name="Preformatted_20_Text"><text:span text:style-name="Source_20_Text">root = Tk()</text:span></text:p>
      <text:p text:style-name="Preformatted_20_Text"><text:span text:style-name="Source_20_Text">menubar = Menu(root)</text:span></text:p>
      <text:p text:style-name="Preformatted_20_Text"/>
      <text:p text:style-name="Preformatted_20_Text"><text:span text:style-name="Source_20_Text"># Datei-Menü</text:span></text:p>
      <text:p text:style-name="Preformatted_20_Text"><text:span text:style-name="Source_20_Text">filemenu = Menu(menubar, tearoff=0)</text:span></text:p>
      <text:p text:style-name="Preformatted_20_Text"><text:span text:style-name="Source_20_Text">filemenu.add_command(label="Öffnen", command=öffne_datei)</text:span></text:p>
      <text:p text:style-name="Preformatted_20_Text"><text:span text:style-name="Source_20_Text">filemenu.add_command(label="Speichern unter...", command=speichern_unter)</text:span></text:p>
      <text:p text:style-name="Preformatted_20_Text"><text:span text:style-name="Source_20_Text">filemenu.add_separator()</text:span></text:p>
      <text:p text:style-name="Preformatted_20_Text"><text:span text:style-name="Source_20_Text">filemenu.add_command(label="Beenden", command=root.quit)</text:span></text:p>
      <text:p text:style-name="Preformatted_20_Text"><text:span text:style-name="Source_20_Text">menubar.add_cascade(label="Datei", menu=filemenu)</text:span></text:p>
      <text:p text:style-name="Preformatted_20_Text"/>
      <text:p text:style-name="Preformatted_20_Text"><text:span text:style-name="Source_20_Text"># Konvertieren-Menü</text:span></text:p>
      <text:p text:style-name="Preformatted_20_Text"><text:span text:style-name="Source_20_Text">convertmenu = Menu(menubar, tearoff=0)</text:span></text:p>
      <text:p text:style-name="Preformatted_20_Text"><text:span text:style-name="Source_20_Text">convertmenu.add_command(label="Bildformat ändern", command=konvertiere_bild)</text:span></text:p>
      <text:p text:style-name="Preformatted_20_Text"><text:span text:style-name="Source_20_Text">convertmenu.add_command(label="Audioformat ändern", command=konvertiere_audio)</text:span></text:p>
      <text:p text:style-name="Preformatted_20_Text"><text:span text:style-name="Source_20_Text">menubar.add_cascade(label="Konvertieren", menu=convertmenu)</text:span></text:p>
      <text:p text:style-name="Preformatted_20_Text"/>
      <text:p text:style-name="Preformatted_20_Text"><text:span text:style-name="Source_20_Text"># Hilfe-Menü</text:span></text:p>
      <text:p text:style-name="Preformatted_20_Text"><text:span text:style-name="Source_20_Text">helpmenu = Menu(menubar, tearoff=0)</text:span></text:p>
      <text:p text:style-name="Preformatted_20_Text"><text:span text:style-name="Source_20_Text">helpmenu.add_command(label="Über", command=zeige_info)</text:span></text:p>
      <text:p text:style-name="Preformatted_20_Text"><text:span text:style-name="Source_20_Text">menubar.add_cascade(label="Hilfe", menu=helpmenu)</text:span></text:p>
      <text:p text:style-name="Preformatted_20_Text"/>
      <text:p text:style-name="Preformatted_20_Text"><text:span text:style-name="Source_20_Text">root.config(menu=menubar)</text:span></text:p>
      <text:p text:style-name="P4"><text:span text:style-name="Source_20_Text">root.mainloop()</text:span></text:p>
      <text:p text:style-name="Horizontal_20_Line"/>
      <text:h text:style-name="Heading_20_3" text:outline-level="3"><text:soft-page-break/><text:span text:style-name="Strong_20_Emphasis">4. Tastenkürzel (Acceleratoren) und Ereignisbinden</text:span></text:h>
      <text:h text:style-name="Heading_20_4" text:outline-level="4"><text:span text:style-name="Strong_20_Emphasis">Acceleratoren anzeigen:</text:span></text:h>
      <text:p text:style-name="P4"><text:span text:style-name="Source_20_Text">filemenu.add_command(label="Öffnen", accelerator="Strg+O", command=öffne_datei)</text:span></text:p>
      <text:h text:style-name="Heading_20_4" text:outline-level="4"><text:span text:style-name="Strong_20_Emphasis">Tatsächliche Tastenbindung:</text:span></text:h>
      <text:p text:style-name="P4"><text:span text:style-name="Source_20_Text">root.bind_all("&lt;Control-o&gt;", lambda event: öffne_datei())</text:span></text:p>
      <text:p text:style-name="Quotations">Die Taste „Strg“ heißt im Code <text:span text:style-name="Source_20_Text">Control</text:span>. Andere Beispiele:</text:p>
      <text:list xml:id="list1194162481110171239" text:style-name="L2">
        <text:list-item>
          <text:p text:style-name="P3"><text:span text:style-name="Source_20_Text">&lt;Control-s&gt;</text:span> für Speichern</text:p>
        </text:list-item>
        <text:list-item>
          <text:p text:style-name="P3"><text:span text:style-name="Source_20_Text">&lt;Control-q&gt;</text:span> für Beenden</text:p>
        </text:list-item>
        <text:list-item>
          <text:p text:style-name="P3"><text:span text:style-name="Source_20_Text">&lt;F1&gt;</text:span> für Hilfe</text:p>
        </text:list-item>
      </text:list>
      <text:p text:style-name="Horizontal_20_Line"/>
      <text:h text:style-name="Heading_20_3" text:outline-level="3"><text:span text:style-name="Strong_20_Emphasis">5. Weitere Methoden von tkinter.Menu</text:span></text:h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Table_20_Heading">Methode</text:p>
            </table:table-cell>
            <table:table-cell table:style-name="Tabelle1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elle1.A1" office:value-type="string">
            <text:p text:style-name="Table_20_Contents"><text:span text:style-name="Source_20_Text">add_command()</text:span></text:p>
          </table:table-cell>
          <table:table-cell table:style-name="Tabelle1.A1" office:value-type="string">
            <text:p text:style-name="Table_20_Contents">Fügt einen Menüeintrag mit Funktion hinzu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add_separator()</text:span></text:p>
          </table:table-cell>
          <table:table-cell table:style-name="Tabelle1.A1" office:value-type="string">
            <text:p text:style-name="Table_20_Contents">Fügt eine Trennlinie hinzu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add_cascade(menu=...)</text:span></text:p>
          </table:table-cell>
          <table:table-cell table:style-name="Tabelle1.A1" office:value-type="string">
            <text:p text:style-name="Table_20_Contents">Verknüpft ein Untermenü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delete(index)</text:span></text:p>
          </table:table-cell>
          <table:table-cell table:style-name="Tabelle1.A1" office:value-type="string">
            <text:p text:style-name="Table_20_Contents">Löscht einen Eintrag nach Index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entryconfig(index, **opt)</text:span></text:p>
          </table:table-cell>
          <table:table-cell table:style-name="Tabelle1.A1" office:value-type="string">
            <text:p text:style-name="Table_20_Contents">Ändert Label/Funktion eines Eintrags</text:p>
          </table:table-cell>
        </table:table-row>
        <table:table-row>
          <table:table-cell table:style-name="Tabelle1.A1" office:value-type="string">
            <text:p text:style-name="Table_20_Contents"><text:span text:style-name="Source_20_Text">index("end")</text:span></text:p>
          </table:table-cell>
          <table:table-cell table:style-name="Tabelle1.A1" office:value-type="string">
            <text:p text:style-name="Table_20_Contents">Liefert Index des letzten Eintrags</text:p>
          </table:table-cell>
        </table:table-row>
      </table:table>
      <text:p text:style-name="Horizontal_20_Line"/>
      <text:h text:style-name="Heading_20_3" text:outline-level="3"><text:span text:style-name="Strong_20_Emphasis">6. Zusätzliche Hinweise für produktive Programme</text:span></text:h>
      <text:list xml:id="list5944982939704141664" text:style-name="L3">
        <text:list-item>
          <text:p text:style-name="P2">Nutze <text:span text:style-name="Source_20_Text">tkinter.filedialog.askopenfilename()</text:span> für Datei-Öffnen-Dialoge.</text:p>
        </text:list-item>
        <text:list-item>
          <text:p text:style-name="P2">Menüeinträge mit ähnlichen Funktionen sollten gruppiert werden.</text:p>
        </text:list-item>
        <text:list-item>
          <text:p text:style-name="P2">Trenne oft genutzte Einträge von gefährlichen Aktionen wie „Beenden“ mit einem Separator.</text:p>
        </text:list-item>
        <text:list-item>
          <text:p text:style-name="P2">Achte auf Plattformunterschiede: macOS kann andere Menüverhalten zeigen.</text:p>
        </text:list-item>
      </text:list>
      <text:h text:style-name="Heading_20_4" text:outline-level="4"><text:span text:style-name="Strong_20_Emphasis">Beispiel mit Dateidialog:</text:span></text:h>
      <text:p text:style-name="Preformatted_20_Text"><text:span text:style-name="Source_20_Text">from tkinter import filedialog</text:span></text:p>
      <text:p text:style-name="Preformatted_20_Text"/>
      <text:p text:style-name="Preformatted_20_Text"><text:span text:style-name="Source_20_Text">def öffne_datei():</text:span></text:p>
      <text:p text:style-name="Preformatted_20_Text"><text:span text:style-name="Source_20_Text"><text:s text:c="4"/>dateipfad = filedialog.askopenfilename(</text:span></text:p>
      <text:p text:style-name="Preformatted_20_Text"><text:span text:style-name="Source_20_Text"><text:s text:c="8"/>filetypes=[("Bilder", "*.png *.jpg *.jpeg"), ("Audio", "*.mp3 *.wav")]</text:span></text:p>
      <text:p text:style-name="Preformatted_20_Text"><text:span text:style-name="Source_20_Text"><text:s text:c="4"/>)</text:span></text:p>
      <text:p text:style-name="P4"><text:span text:style-name="Source_20_Text"><text:s text:c="4"/>print("Ausgewählte Datei:", dateipfad)</text:span></text:p>
      <text:p text:style-name="Horizontal_20_Line"/>
      <text:h text:style-name="Heading_20_3" text:outline-level="3"><text:soft-page-break/><text:span text:style-name="Strong_20_Emphasis">7. Menübar anpassen für macOS (optional)</text:span></text:h>
      <text:p text:style-name="Text_20_body">Für macOS-Menüleisten-Einbettung:</text:p>
      <text:p text:style-name="Preformatted_20_Text"><text:span text:style-name="Source_20_Text">import sys</text:span></text:p>
      <text:p text:style-name="Preformatted_20_Text"><text:span text:style-name="Source_20_Text">if sys.platform == "darwin":</text:span></text:p>
      <text:p text:style-name="P4"><text:span text:style-name="Source_20_Text"><text:s text:c="4"/>root.createcommand('tk::mac::Quit', root.quit)</text:span></text:p>
      <text:p text:style-name="Horizontal_20_Line"/>
      <text:p text:style-name="Text_20_body">Möchtest du das auch als <text:span text:style-name="Strong_20_Emphasis">Word-Datei oder LaTeX-Dokument</text:span> zum direkten Exportieren in PDF haben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0S</meta:editing-duration>
    <meta:editing-cycles>3</meta:editing-cycles>
    <meta:generator>OpenOffice/4.1.11$Win32 OpenOffice.org_project/4111m1$Build-9808</meta:generator>
    <dc:date>2025-05-14T17:55:30.44</dc:date>
    <meta:document-statistic meta:table-count="1" meta:image-count="0" meta:object-count="0" meta:page-count="4" meta:paragraph-count="102" meta:word-count="398" meta:character-count="3875"/>
    <meta:user-defined meta:name="Info 1"/>
    <meta:user-defined meta:name="Info 2"/>
    <meta:user-defined meta:name="Info 3"/>
    <meta:user-defined meta:name="Info 4"/>
  </office:meta>
</office:document-meta>
</file>